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21cm" fo:min-width="1.7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5cm" fo:min-width="1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2.3cm" svg:x="7.812cm" svg:y="4.3cm">
          <text:p text:style-name="P1">Delete </text:p>
          <text:p text:style-name="P1">Menu item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2.3cm" svg:x="7.012cm" svg:y="8.7cm">
          <text:p text:style-name="P2"><text:span text:style-name="T1">Click</text:span></text:p>
          <text:p text:style-name="P2"><text:span text:style-name="T1"><text:s/></text:span><text:span text:style-name="T1">on selected </text:span></text:p>
          <text:p text:style-name="P2"><text:span text:style-name="T1">item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2" draw:id="id2" draw:layer="layout" svg:width="5.3cm" svg:height="4cm" svg:x="6.9cm" svg:y="13.9cm">
          <text:p text:style-name="P1"><text:span text:style-name="T2">Confirm</text:span></text:p>
          <text:p text:style-name="P1"><text:span text:style-name="T2">Selected</text:span></text:p>
          <text:p text:style-name="P1"><text:span text:style-name="T2">Item </text:span></text:p>
          <text:p text:style-name="P1"><text:span text:style-name="T2">is corr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4.3cm" svg:height="2.3cm" svg:x="7.4cm" svg:y="21.4cm">
          <text:p text:style-name="P1">Delete</text:p>
          <text:p text:style-name="P1">item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6cm" svg:y1="6.7cm" svg:x2="9.6cm" svg:y2="8.8cm">
          <text:p/>
        </draw:line>
        <draw:connector draw:style-name="gr4" draw:text-style-name="P1" draw:layer="layout" draw:type="line" svg:x1="9.512cm" svg:y1="11cm" svg:x2="9.55cm" svg:y2="13.9cm" draw:start-shape="id1" draw:start-glue-point="8" draw:end-shape="id2" draw:end-glue-point="4" svg:d="M9512 11000l38 2900" svg:viewBox="0 0 39 2901">
          <text:p/>
        </draw:connector>
        <draw:connector draw:style-name="gr4" draw:text-style-name="P1" draw:layer="layout" draw:type="line" svg:x1="9.55cm" svg:y1="17.9cm" svg:x2="9.55cm" svg:y2="21.4cm" draw:start-shape="id2" draw:start-glue-point="6" draw:end-shape="id3" draw:end-glue-point="0" svg:d="M9550 17900v3500" svg:viewBox="0 0 1 3501">
          <text:p/>
        </draw:connector>
        <draw:connector draw:style-name="gr4" draw:text-style-name="P1" draw:layer="layout" svg:x1="6.9cm" svg:y1="15.9cm" svg:x2="7.637cm" svg:y2="9.85cm" draw:start-shape="id2" draw:start-glue-point="5" draw:end-shape="id1" draw:end-glue-point="9" svg:d="M6900 15900h-501v-6050h1238" svg:viewBox="0 0 1239 6051">
          <text:p/>
        </draw:connector>
        <draw:frame draw:style-name="gr5" draw:layer="layout" svg:width="1.311cm" svg:height="0.962cm" svg:x="4.7cm" svg:y="12.9cm">
          <draw:text-box>
            <text:p>No</text:p>
          </draw:text-box>
        </draw:frame>
        <draw:frame draw:style-name="gr6" draw:layer="layout" svg:width="1.535cm" svg:height="0.962cm" svg:x="6.665cm" svg:y="18.6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5:38:27.729000000</meta:creation-date>
    <dc:date>2014-12-03T15:46:22.089000000</dc:date>
    <meta:editing-duration>P0D</meta:editing-duration>
    <meta:editing-cycles>1</meta:editing-cycles>
    <meta:document-statistic meta:object-count="10"/>
    <meta:generator>LibreOffice/4.2.5.2$Windows_x86 LibreOffice_project/61cb170a04bb1f12e77c884eab9192be736ec5f5</meta:generator>
  </office:meta>
</office:document-meta>
</file>